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8.5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2.36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36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Query reader information </text:p>
          </table:table-cell>
          <table:table-cell table:number-columns-repeated="3"/>
          <table:table-cell table:formula="of:=COM.MICROSOFT.CONCAT(&quot;MID_CONFIG_&quot;;SUBSTITUTE(UPPER(TRIM([.C1]));&quot; &quot;;&quot;_&quot;))" office:value-type="string" office:string-value="MID_CONFIG_QUERY_READER_INFORMATION" calcext:value-type="string">
            <text:p>MID_CONFIG_QUERY_READER_INFORMATION</text:p>
          </table:table-cell>
          <table:table-cell office:value-type="string" calcext:value-type="string">
            <text:p>=</text:p>
          </table:table-cell>
          <table:table-cell table:formula="of:=[.A1]" office:value-type="string" office:string-value="0x00" calcext:value-type="string">
            <text:p>0x0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Query baseband software version </text:p>
          </table:table-cell>
          <table:table-cell table:number-columns-repeated="3"/>
          <table:table-cell table:formula="of:=COM.MICROSOFT.CONCAT(&quot;MID_CONFIG_&quot;;SUBSTITUTE(UPPER(TRIM([.C2]));&quot; &quot;;&quot;_&quot;))" office:value-type="string" office:string-value="MID_CONFIG_QUERY_BASEBAND_SOFTWARE_VERSION" calcext:value-type="string">
            <text:p>MID_CONFIG_QUERY_BASEBAND_SOFTWARE_VERSION</text:p>
          </table:table-cell>
          <table:table-cell office:value-type="string" calcext:value-type="string">
            <text:p>=</text:p>
          </table:table-cell>
          <table:table-cell table:formula="of:=[.A2]" office:value-type="string" office:string-value="0x01" calcext:value-type="string">
            <text:p>0x01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Configure RS232 parameter</text:p>
          </table:table-cell>
          <table:table-cell table:number-columns-repeated="3"/>
          <table:table-cell table:formula="of:=COM.MICROSOFT.CONCAT(&quot;MID_CONFIG_&quot;;SUBSTITUTE(UPPER(TRIM([.C3]));&quot; &quot;;&quot;_&quot;))" office:value-type="string" office:string-value="MID_CONFIG_CONFIGURE_RS232_PARAMETER" calcext:value-type="string">
            <text:p>MID_CONFIG_CONFIGURE_RS232_PARAMETER</text:p>
          </table:table-cell>
          <table:table-cell office:value-type="string" calcext:value-type="string">
            <text:p>=</text:p>
          </table:table-cell>
          <table:table-cell table:formula="of:=[.A3]" office:value-type="string" office:string-value="0x02" calcext:value-type="string">
            <text:p>0x02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Query RS232 parameter </text:p>
          </table:table-cell>
          <table:table-cell table:number-columns-repeated="3"/>
          <table:table-cell table:formula="of:=COM.MICROSOFT.CONCAT(&quot;MID_CONFIG_&quot;;SUBSTITUTE(UPPER(TRIM([.C4]));&quot; &quot;;&quot;_&quot;))" office:value-type="string" office:string-value="MID_CONFIG_QUERY_RS232_PARAMETER" calcext:value-type="string">
            <text:p>MID_CONFIG_QUERY_RS232_PARAMETER</text:p>
          </table:table-cell>
          <table:table-cell office:value-type="string" calcext:value-type="string">
            <text:p>=</text:p>
          </table:table-cell>
          <table:table-cell table:formula="of:=[.A4]" office:value-type="string" office:string-value="0x03" calcext:value-type="string">
            <text:p>0x03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Configure reader IP</text:p>
          </table:table-cell>
          <table:table-cell table:number-columns-repeated="3"/>
          <table:table-cell table:formula="of:=COM.MICROSOFT.CONCAT(&quot;MID_CONFIG_&quot;;SUBSTITUTE(UPPER(TRIM([.C5]));&quot; &quot;;&quot;_&quot;))" office:value-type="string" office:string-value="MID_CONFIG_CONFIGURE_READER_IP" calcext:value-type="string">
            <text:p>MID_CONFIG_CONFIGURE_READER_IP</text:p>
          </table:table-cell>
          <table:table-cell office:value-type="string" calcext:value-type="string">
            <text:p>=</text:p>
          </table:table-cell>
          <table:table-cell table:formula="of:=[.A5]" office:value-type="string" office:string-value="0x04" calcext:value-type="string">
            <text:p>0x0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Query reader IP </text:p>
          </table:table-cell>
          <table:table-cell table:number-columns-repeated="3"/>
          <table:table-cell table:formula="of:=COM.MICROSOFT.CONCAT(&quot;MID_CONFIG_&quot;;SUBSTITUTE(UPPER(TRIM([.C6]));&quot; &quot;;&quot;_&quot;))" office:value-type="string" office:string-value="MID_CONFIG_QUERY_READER_IP" calcext:value-type="string">
            <text:p>MID_CONFIG_QUERY_READER_IP</text:p>
          </table:table-cell>
          <table:table-cell office:value-type="string" calcext:value-type="string">
            <text:p>=</text:p>
          </table:table-cell>
          <table:table-cell table:formula="of:=[.A6]" office:value-type="string" office:string-value="0x05" calcext:value-type="string">
            <text:p>0x05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Query reader MAC </text:p>
          </table:table-cell>
          <table:table-cell table:number-columns-repeated="3"/>
          <table:table-cell table:formula="of:=COM.MICROSOFT.CONCAT(&quot;MID_CONFIG_&quot;;SUBSTITUTE(UPPER(TRIM([.C7]));&quot; &quot;;&quot;_&quot;))" office:value-type="string" office:string-value="MID_CONFIG_QUERY_READER_MAC" calcext:value-type="string">
            <text:p>MID_CONFIG_QUERY_READER_MAC</text:p>
          </table:table-cell>
          <table:table-cell office:value-type="string" calcext:value-type="string">
            <text:p>=</text:p>
          </table:table-cell>
          <table:table-cell table:formula="of:=[.A7]" office:value-type="string" office:string-value="0x06" calcext:value-type="string">
            <text:p>0x06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Configure server client mode parameter</text:p>
          </table:table-cell>
          <table:table-cell table:number-columns-repeated="3"/>
          <table:table-cell table:formula="of:=COM.MICROSOFT.CONCAT(&quot;MID_CONFIG_&quot;;SUBSTITUTE(UPPER(TRIM([.C8]));&quot; &quot;;&quot;_&quot;))" office:value-type="string" office:string-value="MID_CONFIG_CONFIGURE_SERVER_CLIENT_MODE_PARAMETER" calcext:value-type="string">
            <text:p>MID_CONFIG_CONFIGURE_SERVER_CLIENT_MODE_PARAMETER</text:p>
          </table:table-cell>
          <table:table-cell office:value-type="string" calcext:value-type="string">
            <text:p>=</text:p>
          </table:table-cell>
          <table:table-cell table:formula="of:=[.A8]" office:value-type="string" office:string-value="0x07" calcext:value-type="string">
            <text:p>0x07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Query server client mode parameter </text:p>
          </table:table-cell>
          <table:table-cell table:number-columns-repeated="3"/>
          <table:table-cell table:formula="of:=COM.MICROSOFT.CONCAT(&quot;MID_CONFIG_&quot;;SUBSTITUTE(UPPER(TRIM([.C9]));&quot; &quot;;&quot;_&quot;))" office:value-type="string" office:string-value="MID_CONFIG_QUERY_SERVER_CLIENT_MODE_PARAMETER" calcext:value-type="string">
            <text:p>MID_CONFIG_QUERY_SERVER_CLIENT_MODE_PARAMETER</text:p>
          </table:table-cell>
          <table:table-cell office:value-type="string" calcext:value-type="string">
            <text:p>=</text:p>
          </table:table-cell>
          <table:table-cell table:formula="of:=[.A9]" office:value-type="string" office:string-value="0x08" calcext:value-type="string">
            <text:p>0x08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/>
          <table:table-cell office:value-type="string" calcext:value-type="string">
            <text:p>Configure GPO status </text:p>
          </table:table-cell>
          <table:table-cell table:number-columns-repeated="3"/>
          <table:table-cell table:formula="of:=COM.MICROSOFT.CONCAT(&quot;MID_CONFIG_&quot;;SUBSTITUTE(UPPER(TRIM([.C10]));&quot; &quot;;&quot;_&quot;))" office:value-type="string" office:string-value="MID_CONFIG_CONFIGURE_GPO_STATUS" calcext:value-type="string">
            <text:p>MID_CONFIG_CONFIGURE_GPO_STATUS</text:p>
          </table:table-cell>
          <table:table-cell office:value-type="string" calcext:value-type="string">
            <text:p>=</text:p>
          </table:table-cell>
          <table:table-cell table:formula="of:=[.A10]" office:value-type="string" office:string-value="0x09" calcext:value-type="string">
            <text:p>0x09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Query GPI status </text:p>
          </table:table-cell>
          <table:table-cell table:number-columns-repeated="3"/>
          <table:table-cell table:formula="of:=COM.MICROSOFT.CONCAT(&quot;MID_CONFIG_&quot;;SUBSTITUTE(UPPER(TRIM([.C11]));&quot; &quot;;&quot;_&quot;))" office:value-type="string" office:string-value="MID_CONFIG_QUERY_GPI_STATUS" calcext:value-type="string">
            <text:p>MID_CONFIG_QUERY_GPI_STATUS</text:p>
          </table:table-cell>
          <table:table-cell office:value-type="string" calcext:value-type="string">
            <text:p>=</text:p>
          </table:table-cell>
          <table:table-cell table:formula="of:=[.A11]" office:value-type="string" office:string-value="0x0A" calcext:value-type="string">
            <text:p>0x0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Configure GPI trigger parameter</text:p>
          </table:table-cell>
          <table:table-cell table:number-columns-repeated="3"/>
          <table:table-cell table:formula="of:=COM.MICROSOFT.CONCAT(&quot;MID_CONFIG_&quot;;SUBSTITUTE(UPPER(TRIM([.C12]));&quot; &quot;;&quot;_&quot;))" office:value-type="string" office:string-value="MID_CONFIG_CONFIGURE_GPI_TRIGGER_PARAMETER" calcext:value-type="string">
            <text:p>MID_CONFIG_CONFIGURE_GPI_TRIGGER_PARAMETER</text:p>
          </table:table-cell>
          <table:table-cell office:value-type="string" calcext:value-type="string">
            <text:p>=</text:p>
          </table:table-cell>
          <table:table-cell table:formula="of:=[.A12]" office:value-type="string" office:string-value="0x0B" calcext:value-type="string">
            <text:p>0x0B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Query GPI trigger parameter </text:p>
          </table:table-cell>
          <table:table-cell table:number-columns-repeated="3"/>
          <table:table-cell table:formula="of:=COM.MICROSOFT.CONCAT(&quot;MID_CONFIG_&quot;;SUBSTITUTE(UPPER(TRIM([.C13]));&quot; &quot;;&quot;_&quot;))" office:value-type="string" office:string-value="MID_CONFIG_QUERY_GPI_TRIGGER_PARAMETER" calcext:value-type="string">
            <text:p>MID_CONFIG_QUERY_GPI_TRIGGER_PARAMETER</text:p>
          </table:table-cell>
          <table:table-cell office:value-type="string" calcext:value-type="string">
            <text:p>=</text:p>
          </table:table-cell>
          <table:table-cell table:formula="of:=[.A13]" office:value-type="string" office:string-value="0x0C" calcext:value-type="string">
            <text:p>0x0C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/>
          <table:table-cell office:value-type="string" calcext:value-type="string">
            <text:p>Configure wiegand communication parameter</text:p>
          </table:table-cell>
          <table:table-cell table:number-columns-repeated="3"/>
          <table:table-cell table:formula="of:=COM.MICROSOFT.CONCAT(&quot;MID_CONFIG_&quot;;SUBSTITUTE(UPPER(TRIM([.C14]));&quot; &quot;;&quot;_&quot;))" office:value-type="string" office:string-value="MID_CONFIG_CONFIGURE_WIEGAND_COMMUNICATION_PARAMETER" calcext:value-type="string">
            <text:p>MID_CONFIG_CONFIGURE_WIEGAND_COMMUNICATION_PARAMETER</text:p>
          </table:table-cell>
          <table:table-cell office:value-type="string" calcext:value-type="string">
            <text:p>=</text:p>
          </table:table-cell>
          <table:table-cell table:formula="of:=[.A14]" office:value-type="string" office:string-value="0x0D" calcext:value-type="string">
            <text:p>0x0D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/>
          <table:table-cell office:value-type="string" calcext:value-type="string">
            <text:p>Query wiegand communication parameter </text:p>
          </table:table-cell>
          <table:table-cell table:number-columns-repeated="3"/>
          <table:table-cell table:formula="of:=COM.MICROSOFT.CONCAT(&quot;MID_CONFIG_&quot;;SUBSTITUTE(UPPER(TRIM([.C15]));&quot; &quot;;&quot;_&quot;))" office:value-type="string" office:string-value="MID_CONFIG_QUERY_WIEGAND_COMMUNICATION_PARAMETER" calcext:value-type="string">
            <text:p>MID_CONFIG_QUERY_WIEGAND_COMMUNICATION_PARAMETER</text:p>
          </table:table-cell>
          <table:table-cell office:value-type="string" calcext:value-type="string">
            <text:p>=</text:p>
          </table:table-cell>
          <table:table-cell table:formula="of:=[.A15]" office:value-type="string" office:string-value="0x0E" calcext:value-type="string">
            <text:p>0x0E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Re-start reader </text:p>
          </table:table-cell>
          <table:table-cell table:number-columns-repeated="3"/>
          <table:table-cell table:formula="of:=COM.MICROSOFT.CONCAT(&quot;MID_CONFIG_&quot;;SUBSTITUTE(UPPER(TRIM([.C16]));&quot; &quot;;&quot;_&quot;))" office:value-type="string" office:string-value="MID_CONFIG_RE-START_READER" calcext:value-type="string">
            <text:p>MID_CONFIG_RE-START_READER</text:p>
          </table:table-cell>
          <table:table-cell office:value-type="string" calcext:value-type="string">
            <text:p>=</text:p>
          </table:table-cell>
          <table:table-cell table:formula="of:=[.A16]" office:value-type="string" office:string-value="0x0F" calcext:value-type="string">
            <text:p>0x0F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Configure reader system time</text:p>
          </table:table-cell>
          <table:table-cell table:number-columns-repeated="3"/>
          <table:table-cell table:formula="of:=COM.MICROSOFT.CONCAT(&quot;MID_CONFIG_&quot;;SUBSTITUTE(UPPER(TRIM([.C17]));&quot; &quot;;&quot;_&quot;))" office:value-type="string" office:string-value="MID_CONFIG_CONFIGURE_READER_SYSTEM_TIME" calcext:value-type="string">
            <text:p>MID_CONFIG_CONFIGURE_READER_SYSTEM_TIME</text:p>
          </table:table-cell>
          <table:table-cell office:value-type="string" calcext:value-type="string">
            <text:p>=</text:p>
          </table:table-cell>
          <table:table-cell table:formula="of:=[.A17]" office:value-type="string" office:string-value="0x10" calcext:value-type="string">
            <text:p>0x10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/>
          <table:table-cell office:value-type="string" calcext:value-type="string">
            <text:p>Query reader system time </text:p>
          </table:table-cell>
          <table:table-cell table:number-columns-repeated="3"/>
          <table:table-cell table:formula="of:=COM.MICROSOFT.CONCAT(&quot;MID_CONFIG_&quot;;SUBSTITUTE(UPPER(TRIM([.C18]));&quot; &quot;;&quot;_&quot;))" office:value-type="string" office:string-value="MID_CONFIG_QUERY_READER_SYSTEM_TIME" calcext:value-type="string">
            <text:p>MID_CONFIG_QUERY_READER_SYSTEM_TIME</text:p>
          </table:table-cell>
          <table:table-cell office:value-type="string" calcext:value-type="string">
            <text:p>=</text:p>
          </table:table-cell>
          <table:table-cell table:formula="of:=[.A18]" office:value-type="string" office:string-value="0x11" calcext:value-type="string">
            <text:p>0x11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Connection status confirmation </text:p>
          </table:table-cell>
          <table:table-cell table:number-columns-repeated="3"/>
          <table:table-cell table:formula="of:=COM.MICROSOFT.CONCAT(&quot;MID_CONFIG_&quot;;SUBSTITUTE(UPPER(TRIM([.C19]));&quot; &quot;;&quot;_&quot;))" office:value-type="string" office:string-value="MID_CONFIG_CONNECTION_STATUS_CONFIRMATION" calcext:value-type="string">
            <text:p>MID_CONFIG_CONNECTION_STATUS_CONFIRMATION</text:p>
          </table:table-cell>
          <table:table-cell office:value-type="string" calcext:value-type="string">
            <text:p>=</text:p>
          </table:table-cell>
          <table:table-cell table:formula="of:=[.A19]" office:value-type="string" office:string-value="0x12" calcext:value-type="string">
            <text:p>0x12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Configure reader MAC</text:p>
          </table:table-cell>
          <table:table-cell table:number-columns-repeated="3"/>
          <table:table-cell table:formula="of:=COM.MICROSOFT.CONCAT(&quot;MID_CONFIG_&quot;;SUBSTITUTE(UPPER(TRIM([.C20]));&quot; &quot;;&quot;_&quot;))" office:value-type="string" office:string-value="MID_CONFIG_CONFIGURE_READER_MAC" calcext:value-type="string">
            <text:p>MID_CONFIG_CONFIGURE_READER_MAC</text:p>
          </table:table-cell>
          <table:table-cell office:value-type="string" calcext:value-type="string">
            <text:p>=</text:p>
          </table:table-cell>
          <table:table-cell table:formula="of:=[.A20]" office:value-type="string" office:string-value="0x13" calcext:value-type="string">
            <text:p>0x13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/>
          <table:table-cell office:value-type="string" calcext:value-type="string">
            <text:p>Restore reader default configuration</text:p>
          </table:table-cell>
          <table:table-cell table:number-columns-repeated="3"/>
          <table:table-cell table:formula="of:=COM.MICROSOFT.CONCAT(&quot;MID_CONFIG_&quot;;SUBSTITUTE(UPPER(TRIM([.C21]));&quot; &quot;;&quot;_&quot;))" office:value-type="string" office:string-value="MID_CONFIG_RESTORE_READER_DEFAULT_CONFIGURATION" calcext:value-type="string">
            <text:p>MID_CONFIG_RESTORE_READER_DEFAULT_CONFIGURATION</text:p>
          </table:table-cell>
          <table:table-cell office:value-type="string" calcext:value-type="string">
            <text:p>=</text:p>
          </table:table-cell>
          <table:table-cell table:formula="of:=[.A21]" office:value-type="string" office:string-value="0x14" calcext:value-type="string">
            <text:p>0x14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/>
          <table:table-cell office:value-type="string" calcext:value-type="string">
            <text:p>Configure reader RS485 device address</text:p>
          </table:table-cell>
          <table:table-cell table:number-columns-repeated="3"/>
          <table:table-cell table:formula="of:=COM.MICROSOFT.CONCAT(&quot;MID_CONFIG_&quot;;SUBSTITUTE(UPPER(TRIM([.C22]));&quot; &quot;;&quot;_&quot;))" office:value-type="string" office:string-value="MID_CONFIG_CONFIGURE_READER_RS485_DEVICE_ADDRESS" calcext:value-type="string">
            <text:p>MID_CONFIG_CONFIGURE_READER_RS485_DEVICE_ADDRESS</text:p>
          </table:table-cell>
          <table:table-cell office:value-type="string" calcext:value-type="string">
            <text:p>=</text:p>
          </table:table-cell>
          <table:table-cell table:formula="of:=[.A22]" office:value-type="string" office:string-value="0x15" calcext:value-type="string">
            <text:p>0x15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Query reader RS485 device address </text:p>
          </table:table-cell>
          <table:table-cell table:number-columns-repeated="3"/>
          <table:table-cell table:formula="of:=COM.MICROSOFT.CONCAT(&quot;MID_CONFIG_&quot;;SUBSTITUTE(UPPER(TRIM([.C23]));&quot; &quot;;&quot;_&quot;))" office:value-type="string" office:string-value="MID_CONFIG_QUERY_READER_RS485_DEVICE_ADDRESS" calcext:value-type="string">
            <text:p>MID_CONFIG_QUERY_READER_RS485_DEVICE_ADDRESS</text:p>
          </table:table-cell>
          <table:table-cell office:value-type="string" calcext:value-type="string">
            <text:p>=</text:p>
          </table:table-cell>
          <table:table-cell table:formula="of:=[.A23]" office:value-type="string" office:string-value="0x16" calcext:value-type="string">
            <text:p>0x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Query reader RFID ability</text:p>
          </table:table-cell>
          <table:table-cell table:number-columns-repeated="3"/>
          <table:table-cell table:formula="of:=COM.MICROSOFT.CONCAT(&quot;MID_OP_&quot;;SUBSTITUTE(UPPER(TRIM([.C25]));&quot; &quot;;&quot;_&quot;))" office:value-type="string" office:string-value="MID_OP_QUERY_READER_RFID_ABILITY" calcext:value-type="string">
            <text:p>MID_OP_QUERY_READER_RFID_ABILITY</text:p>
          </table:table-cell>
          <table:table-cell office:value-type="string" calcext:value-type="string">
            <text:p>=</text:p>
          </table:table-cell>
          <table:table-cell table:formula="of:=[.A25]" office:value-type="string" office:string-value="0x00" calcext:value-type="string">
            <text:p>0x0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Configure reader power</text:p>
          </table:table-cell>
          <table:table-cell table:number-columns-repeated="3"/>
          <table:table-cell table:formula="of:=COM.MICROSOFT.CONCAT(&quot;MID_OP_&quot;;SUBSTITUTE(UPPER(TRIM([.C26]));&quot; &quot;;&quot;_&quot;))" office:value-type="string" office:string-value="MID_OP_CONFIGURE_READER_POWER" calcext:value-type="string">
            <text:p>MID_OP_CONFIGURE_READER_POWER</text:p>
          </table:table-cell>
          <table:table-cell office:value-type="string" calcext:value-type="string">
            <text:p>=</text:p>
          </table:table-cell>
          <table:table-cell table:formula="of:=[.A26]" office:value-type="string" office:string-value="0x01" calcext:value-type="string">
            <text:p>0x01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Query reader power</text:p>
          </table:table-cell>
          <table:table-cell table:number-columns-repeated="3"/>
          <table:table-cell table:formula="of:=COM.MICROSOFT.CONCAT(&quot;MID_OP_&quot;;SUBSTITUTE(UPPER(TRIM([.C27]));&quot; &quot;;&quot;_&quot;))" office:value-type="string" office:string-value="MID_OP_QUERY_READER_POWER" calcext:value-type="string">
            <text:p>MID_OP_QUERY_READER_POWER</text:p>
          </table:table-cell>
          <table:table-cell office:value-type="string" calcext:value-type="string">
            <text:p>=</text:p>
          </table:table-cell>
          <table:table-cell table:formula="of:=[.A27]" office:value-type="string" office:string-value="0x02" calcext:value-type="string">
            <text:p>0x02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Configure reader RF frequency band</text:p>
          </table:table-cell>
          <table:table-cell table:number-columns-repeated="3"/>
          <table:table-cell table:formula="of:=COM.MICROSOFT.CONCAT(&quot;MID_OP_&quot;;SUBSTITUTE(UPPER(TRIM([.C28]));&quot; &quot;;&quot;_&quot;))" office:value-type="string" office:string-value="MID_OP_CONFIGURE_READER_RF_FREQUENCY_BAND" calcext:value-type="string">
            <text:p>MID_OP_CONFIGURE_READER_RF_FREQUENCY_BAND</text:p>
          </table:table-cell>
          <table:table-cell office:value-type="string" calcext:value-type="string">
            <text:p>=</text:p>
          </table:table-cell>
          <table:table-cell table:formula="of:=[.A28]" office:value-type="string" office:string-value="0x03" calcext:value-type="string">
            <text:p>0x03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Query reader RF frequency band</text:p>
          </table:table-cell>
          <table:table-cell table:number-columns-repeated="3"/>
          <table:table-cell table:formula="of:=COM.MICROSOFT.CONCAT(&quot;MID_OP_&quot;;SUBSTITUTE(UPPER(TRIM([.C29]));&quot; &quot;;&quot;_&quot;))" office:value-type="string" office:string-value="MID_OP_QUERY_READER_RF_FREQUENCY_BAND" calcext:value-type="string">
            <text:p>MID_OP_QUERY_READER_RF_FREQUENCY_BAND</text:p>
          </table:table-cell>
          <table:table-cell office:value-type="string" calcext:value-type="string">
            <text:p>=</text:p>
          </table:table-cell>
          <table:table-cell table:formula="of:=[.A29]" office:value-type="string" office:string-value="0x04" calcext:value-type="string">
            <text:p>0x0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Configure reader working frequency</text:p>
          </table:table-cell>
          <table:table-cell table:number-columns-repeated="3"/>
          <table:table-cell table:formula="of:=COM.MICROSOFT.CONCAT(&quot;MID_OP_&quot;;SUBSTITUTE(UPPER(TRIM([.C30]));&quot; &quot;;&quot;_&quot;))" office:value-type="string" office:string-value="MID_OP_CONFIGURE_READER_WORKING_FREQUENCY" calcext:value-type="string">
            <text:p>MID_OP_CONFIGURE_READER_WORKING_FREQUENCY</text:p>
          </table:table-cell>
          <table:table-cell office:value-type="string" calcext:value-type="string">
            <text:p>=</text:p>
          </table:table-cell>
          <table:table-cell table:formula="of:=[.A30]" office:value-type="string" office:string-value="0x05" calcext:value-type="string">
            <text:p>0x05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Query reader working frequency</text:p>
          </table:table-cell>
          <table:table-cell table:number-columns-repeated="3"/>
          <table:table-cell table:formula="of:=COM.MICROSOFT.CONCAT(&quot;MID_OP_&quot;;SUBSTITUTE(UPPER(TRIM([.C31]));&quot; &quot;;&quot;_&quot;))" office:value-type="string" office:string-value="MID_OP_QUERY_READER_WORKING_FREQUENCY" calcext:value-type="string">
            <text:p>MID_OP_QUERY_READER_WORKING_FREQUENCY</text:p>
          </table:table-cell>
          <table:table-cell office:value-type="string" calcext:value-type="string">
            <text:p>=</text:p>
          </table:table-cell>
          <table:table-cell table:formula="of:=[.A31]" office:value-type="string" office:string-value="0x06" calcext:value-type="string">
            <text:p>0x06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Configure reader antenna</text:p>
          </table:table-cell>
          <table:table-cell table:number-columns-repeated="3"/>
          <table:table-cell table:formula="of:=COM.MICROSOFT.CONCAT(&quot;MID_OP_&quot;;SUBSTITUTE(UPPER(TRIM([.C32]));&quot; &quot;;&quot;_&quot;))" office:value-type="string" office:string-value="MID_OP_CONFIGURE_READER_ANTENNA" calcext:value-type="string">
            <text:p>MID_OP_CONFIGURE_READER_ANTENNA</text:p>
          </table:table-cell>
          <table:table-cell office:value-type="string" calcext:value-type="string">
            <text:p>=</text:p>
          </table:table-cell>
          <table:table-cell table:formula="of:=[.A32]" office:value-type="string" office:string-value="0x07" calcext:value-type="string">
            <text:p>0x07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Query reader antenna</text:p>
          </table:table-cell>
          <table:table-cell table:number-columns-repeated="3"/>
          <table:table-cell table:formula="of:=COM.MICROSOFT.CONCAT(&quot;MID_OP_&quot;;SUBSTITUTE(UPPER(TRIM([.C33]));&quot; &quot;;&quot;_&quot;))" office:value-type="string" office:string-value="MID_OP_QUERY_READER_ANTENNA" calcext:value-type="string">
            <text:p>MID_OP_QUERY_READER_ANTENNA</text:p>
          </table:table-cell>
          <table:table-cell office:value-type="string" calcext:value-type="string">
            <text:p>=</text:p>
          </table:table-cell>
          <table:table-cell table:formula="of:=[.A33]" office:value-type="string" office:string-value="0x08" calcext:value-type="string">
            <text:p>0x08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/>
          <table:table-cell office:value-type="string" calcext:value-type="string">
            <text:p>Configure tag upload parameters</text:p>
          </table:table-cell>
          <table:table-cell table:number-columns-repeated="3"/>
          <table:table-cell table:formula="of:=COM.MICROSOFT.CONCAT(&quot;MID_OP_&quot;;SUBSTITUTE(UPPER(TRIM([.C34]));&quot; &quot;;&quot;_&quot;))" office:value-type="string" office:string-value="MID_OP_CONFIGURE_TAG_UPLOAD_PARAMETERS" calcext:value-type="string">
            <text:p>MID_OP_CONFIGURE_TAG_UPLOAD_PARAMETERS</text:p>
          </table:table-cell>
          <table:table-cell office:value-type="string" calcext:value-type="string">
            <text:p>=</text:p>
          </table:table-cell>
          <table:table-cell table:formula="of:=[.A34]" office:value-type="string" office:string-value="0x09" calcext:value-type="string">
            <text:p>0x09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Query tag upload parameters</text:p>
          </table:table-cell>
          <table:table-cell table:number-columns-repeated="3"/>
          <table:table-cell table:formula="of:=COM.MICROSOFT.CONCAT(&quot;MID_OP_&quot;;SUBSTITUTE(UPPER(TRIM([.C35]));&quot; &quot;;&quot;_&quot;))" office:value-type="string" office:string-value="MID_OP_QUERY_TAG_UPLOAD_PARAMETERS" calcext:value-type="string">
            <text:p>MID_OP_QUERY_TAG_UPLOAD_PARAMETERS</text:p>
          </table:table-cell>
          <table:table-cell office:value-type="string" calcext:value-type="string">
            <text:p>=</text:p>
          </table:table-cell>
          <table:table-cell table:formula="of:=[.A35]" office:value-type="string" office:string-value="0x0A" calcext:value-type="string">
            <text:p>0x0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Configure EPC baseband parameters</text:p>
          </table:table-cell>
          <table:table-cell table:number-columns-repeated="3"/>
          <table:table-cell table:formula="of:=COM.MICROSOFT.CONCAT(&quot;MID_OP_&quot;;SUBSTITUTE(UPPER(TRIM([.C36]));&quot; &quot;;&quot;_&quot;))" office:value-type="string" office:string-value="MID_OP_CONFIGURE_EPC_BASEBAND_PARAMETERS" calcext:value-type="string">
            <text:p>MID_OP_CONFIGURE_EPC_BASEBAND_PARAMETERS</text:p>
          </table:table-cell>
          <table:table-cell office:value-type="string" calcext:value-type="string">
            <text:p>=</text:p>
          </table:table-cell>
          <table:table-cell table:formula="of:=[.A36]" office:value-type="string" office:string-value="0x0B" calcext:value-type="string">
            <text:p>0x0B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Query EPC baseband parameters</text:p>
          </table:table-cell>
          <table:table-cell table:number-columns-repeated="3"/>
          <table:table-cell table:formula="of:=COM.MICROSOFT.CONCAT(&quot;MID_OP_&quot;;SUBSTITUTE(UPPER(TRIM([.C37]));&quot; &quot;;&quot;_&quot;))" office:value-type="string" office:string-value="MID_OP_QUERY_EPC_BASEBAND_PARAMETERS" calcext:value-type="string">
            <text:p>MID_OP_QUERY_EPC_BASEBAND_PARAMETERS</text:p>
          </table:table-cell>
          <table:table-cell office:value-type="string" calcext:value-type="string">
            <text:p>=</text:p>
          </table:table-cell>
          <table:table-cell table:formula="of:=[.A37]" office:value-type="string" office:string-value="0x0C" calcext:value-type="string">
            <text:p>0x0C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/>
          <table:table-cell office:value-type="string" calcext:value-type="string">
            <text:p>Configure reader auto-idle mode</text:p>
          </table:table-cell>
          <table:table-cell table:number-columns-repeated="3"/>
          <table:table-cell table:formula="of:=COM.MICROSOFT.CONCAT(&quot;MID_OP_&quot;;SUBSTITUTE(UPPER(TRIM([.C38]));&quot; &quot;;&quot;_&quot;))" office:value-type="string" office:string-value="MID_OP_CONFIGURE_READER_AUTO-IDLE_MODE" calcext:value-type="string">
            <text:p>MID_OP_CONFIGURE_READER_AUTO-IDLE_MODE</text:p>
          </table:table-cell>
          <table:table-cell office:value-type="string" calcext:value-type="string">
            <text:p>=</text:p>
          </table:table-cell>
          <table:table-cell table:formula="of:=[.A38]" office:value-type="string" office:string-value="0x0D" calcext:value-type="string">
            <text:p>0x0D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/>
          <table:table-cell office:value-type="string" calcext:value-type="string">
            <text:p>Query reader auto-idle mode</text:p>
          </table:table-cell>
          <table:table-cell table:number-columns-repeated="3"/>
          <table:table-cell table:formula="of:=COM.MICROSOFT.CONCAT(&quot;MID_OP_&quot;;SUBSTITUTE(UPPER(TRIM([.C39]));&quot; &quot;;&quot;_&quot;))" office:value-type="string" office:string-value="MID_OP_QUERY_READER_AUTO-IDLE_MODE" calcext:value-type="string">
            <text:p>MID_OP_QUERY_READER_AUTO-IDLE_MODE</text:p>
          </table:table-cell>
          <table:table-cell office:value-type="string" calcext:value-type="string">
            <text:p>=</text:p>
          </table:table-cell>
          <table:table-cell table:formula="of:=[.A39]" office:value-type="string" office:string-value="0x0E" calcext:value-type="string">
            <text:p>0x0E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Read EPC tag</text:p>
          </table:table-cell>
          <table:table-cell table:number-columns-repeated="3"/>
          <table:table-cell table:formula="of:=COM.MICROSOFT.CONCAT(&quot;MID_OP_&quot;;SUBSTITUTE(UPPER(TRIM([.C40]));&quot; &quot;;&quot;_&quot;))" office:value-type="string" office:string-value="MID_OP_READ_EPC_TAG" calcext:value-type="string">
            <text:p>MID_OP_READ_EPC_TAG</text:p>
          </table:table-cell>
          <table:table-cell office:value-type="string" calcext:value-type="string">
            <text:p>=</text:p>
          </table:table-cell>
          <table:table-cell table:formula="of:=[.A40]" office:value-type="string" office:string-value="0x10" calcext:value-type="string">
            <text:p>0x10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/>
          <table:table-cell office:value-type="string" calcext:value-type="string">
            <text:p>Write EPC tag</text:p>
          </table:table-cell>
          <table:table-cell table:number-columns-repeated="3"/>
          <table:table-cell table:formula="of:=COM.MICROSOFT.CONCAT(&quot;MID_OP_&quot;;SUBSTITUTE(UPPER(TRIM([.C41]));&quot; &quot;;&quot;_&quot;))" office:value-type="string" office:string-value="MID_OP_WRITE_EPC_TAG" calcext:value-type="string">
            <text:p>MID_OP_WRITE_EPC_TAG</text:p>
          </table:table-cell>
          <table:table-cell office:value-type="string" calcext:value-type="string">
            <text:p>=</text:p>
          </table:table-cell>
          <table:table-cell table:formula="of:=[.A41]" office:value-type="string" office:string-value="0x11" calcext:value-type="string">
            <text:p>0x11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Lock tag</text:p>
          </table:table-cell>
          <table:table-cell table:number-columns-repeated="3"/>
          <table:table-cell table:formula="of:=COM.MICROSOFT.CONCAT(&quot;MID_OP_&quot;;SUBSTITUTE(UPPER(TRIM([.C42]));&quot; &quot;;&quot;_&quot;))" office:value-type="string" office:string-value="MID_OP_LOCK_TAG" calcext:value-type="string">
            <text:p>MID_OP_LOCK_TAG</text:p>
          </table:table-cell>
          <table:table-cell office:value-type="string" calcext:value-type="string">
            <text:p>=</text:p>
          </table:table-cell>
          <table:table-cell table:formula="of:=[.A42]" office:value-type="string" office:string-value="0x12" calcext:value-type="string">
            <text:p>0x12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Kill tag</text:p>
          </table:table-cell>
          <table:table-cell table:number-columns-repeated="3"/>
          <table:table-cell table:formula="of:=COM.MICROSOFT.CONCAT(&quot;MID_OP_&quot;;SUBSTITUTE(UPPER(TRIM([.C43]));&quot; &quot;;&quot;_&quot;))" office:value-type="string" office:string-value="MID_OP_KILL_TAG" calcext:value-type="string">
            <text:p>MID_OP_KILL_TAG</text:p>
          </table:table-cell>
          <table:table-cell office:value-type="string" calcext:value-type="string">
            <text:p>=</text:p>
          </table:table-cell>
          <table:table-cell table:formula="of:=[.A43]" office:value-type="string" office:string-value="0x13" calcext:value-type="string">
            <text:p>0x13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read 6B tag</text:p>
          </table:table-cell>
          <table:table-cell table:number-columns-repeated="3"/>
          <table:table-cell table:formula="of:=COM.MICROSOFT.CONCAT(&quot;MID_OP_&quot;;SUBSTITUTE(UPPER(TRIM([.C44]));&quot; &quot;;&quot;_&quot;))" office:value-type="string" office:string-value="MID_OP_READ_6B_TAG" calcext:value-type="string">
            <text:p>MID_OP_READ_6B_TAG</text:p>
          </table:table-cell>
          <table:table-cell office:value-type="string" calcext:value-type="string">
            <text:p>=</text:p>
          </table:table-cell>
          <table:table-cell table:formula="of:=[.A44]" office:value-type="string" office:string-value="0x40" calcext:value-type="string">
            <text:p>0x40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Write 6B tag</text:p>
          </table:table-cell>
          <table:table-cell table:number-columns-repeated="3"/>
          <table:table-cell table:formula="of:=COM.MICROSOFT.CONCAT(&quot;MID_OP_&quot;;SUBSTITUTE(UPPER(TRIM([.C45]));&quot; &quot;;&quot;_&quot;))" office:value-type="string" office:string-value="MID_OP_WRITE_6B_TAG" calcext:value-type="string">
            <text:p>MID_OP_WRITE_6B_TAG</text:p>
          </table:table-cell>
          <table:table-cell office:value-type="string" calcext:value-type="string">
            <text:p>=</text:p>
          </table:table-cell>
          <table:table-cell table:formula="of:=[.A45]" office:value-type="string" office:string-value="0x41" calcext:value-type="string">
            <text:p>0x41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Lock 6B tag</text:p>
          </table:table-cell>
          <table:table-cell table:number-columns-repeated="3"/>
          <table:table-cell table:formula="of:=COM.MICROSOFT.CONCAT(&quot;MID_OP_&quot;;SUBSTITUTE(UPPER(TRIM([.C46]));&quot; &quot;;&quot;_&quot;))" office:value-type="string" office:string-value="MID_OP_LOCK_6B_TAG" calcext:value-type="string">
            <text:p>MID_OP_LOCK_6B_TAG</text:p>
          </table:table-cell>
          <table:table-cell office:value-type="string" calcext:value-type="string">
            <text:p>=</text:p>
          </table:table-cell>
          <table:table-cell table:formula="of:=[.A46]" office:value-type="string" office:string-value="0x42" calcext:value-type="string">
            <text:p>0x42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Query 6B tag locking</text:p>
          </table:table-cell>
          <table:table-cell table:number-columns-repeated="3"/>
          <table:table-cell table:formula="of:=COM.MICROSOFT.CONCAT(&quot;MID_OP_&quot;;SUBSTITUTE(UPPER(TRIM([.C47]));&quot; &quot;;&quot;_&quot;))" office:value-type="string" office:string-value="MID_OP_QUERY_6B_TAG_LOCKING" calcext:value-type="string">
            <text:p>MID_OP_QUERY_6B_TAG_LOCKING</text:p>
          </table:table-cell>
          <table:table-cell office:value-type="string" calcext:value-type="string">
            <text:p>=</text:p>
          </table:table-cell>
          <table:table-cell table:formula="of:=[.A47]" office:value-type="string" office:string-value="0x43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/>
          <table:table-cell office:value-type="string" calcext:value-type="string">
            <text:p>Stop Command</text:p>
          </table:table-cell>
          <table:table-cell table:number-columns-repeated="3"/>
          <table:table-cell table:formula="of:=COM.MICROSOFT.CONCAT(&quot;MID_OP_&quot;;SUBSTITUTE(UPPER(TRIM([.C48]));&quot; &quot;;&quot;_&quot;))" office:value-type="string" office:string-value="MID_OP_STOP_COMMAND" calcext:value-type="string">
            <text:p>MID_OP_STOP_COMMAND</text:p>
          </table:table-cell>
          <table:table-cell office:value-type="string" calcext:value-type="string">
            <text:p>=</text:p>
          </table:table-cell>
          <table:table-cell table:formula="of:=[.A48]" office:value-type="string" office:string-value="0xFF" calcext:value-type="string">
            <text:p>0x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44:24.398391001</meta:creation-date>
    <dc:date>2018-10-03T11:01:23.174803379</dc:date>
    <meta:editing-duration>PT6M48S</meta:editing-duration>
    <meta:editing-cycles>1</meta:editing-cycles>
    <meta:document-statistic meta:table-count="1" meta:cell-count="235" meta:object-count="0"/>
    <meta:generator>LibreOffice/6.0.6.2$Linux_X86_64 LibreOffice_project/00m0$Build-2</meta:generator>
  </office:meta>
</office:document-meta>
</file>